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jpeg" manifest:full-path="Pictures/100000000000046A00000163A36C2252.jpg"/>
  <manifest:file-entry manifest:media-type="image/png" manifest:full-path="Pictures/10000000000003BC000004C0FFAFD848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7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82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862cm" svg:height="21.448cm" svg:x="2.524cm" svg:y="3.159cm">
          <draw:image xlink:href="Pictures/10000000000003BC000004C0FFAFD848.png" xlink:type="simple" xlink:show="embed" xlink:actuate="onLoad">
            <text:p/>
          </draw:image>
        </draw:frame>
        <draw:frame draw:style-name="gr2" draw:layer="layout" svg:width="7.525cm" svg:height="0.962cm" svg:x="7.096cm" svg:y="1.381cm">
          <draw:text-box>
            <text:p>Lightning System Design</text:p>
          </draw:text-box>
        </draw:frame>
        <draw:frame draw:style-name="gr2" draw:layer="layout" svg:width="3.114cm" svg:height="0.962cm" svg:x="1.635cm" svg:y="5.191cm">
          <draw:text-box>
            <text:p>Tank Coil</text:p>
          </draw:text-box>
        </draw:frame>
        <draw:frame draw:style-name="gr2" draw:layer="layout" svg:width="2.868cm" svg:height="0.962cm" svg:x="1.307cm" svg:y="17.31cm">
          <draw:text-box>
            <text:p>Interrupt</text:p>
          </draw:text-box>
        </draw:frame>
        <draw:frame draw:style-name="gr3" draw:layer="layout" svg:width="3.302cm" svg:height="1.597cm" svg:x="7.985cm" svg:y="24.168cm">
          <draw:text-box>
            <text:p>Power</text:p>
          </draw:text-box>
        </draw:frame>
        <draw:frame draw:style-name="gr4" draw:layer="layout" svg:width="2.551cm" svg:height="2.232cm" svg:x="12.303cm" svg:y="23.987cm">
          <draw:text-box>
            <text:p>I2c bus</text:p>
          </draw:text-box>
        </draw:frame>
        <draw:line draw:style-name="gr5" draw:text-style-name="P1" draw:layer="layout" svg:x1="4.175cm" svg:y1="5.826cm" svg:x2="7.35cm" svg:y2="6.08cm">
          <text:p/>
        </draw:line>
        <draw:line draw:style-name="gr5" draw:text-style-name="P1" draw:layer="layout" svg:x1="3.794cm" svg:y1="18.018cm" svg:x2="4.429cm" svg:y2="19.415cm">
          <text:p/>
        </draw:line>
        <draw:line draw:style-name="gr5" draw:text-style-name="P1" draw:layer="layout" svg:x1="9.255cm" svg:y1="24.368cm" svg:x2="8.747cm" svg:y2="23.225cm">
          <text:p/>
        </draw:line>
        <draw:line draw:style-name="gr5" draw:text-style-name="P1" draw:layer="layout" svg:x1="13.827cm" svg:y1="24.114cm" svg:x2="14.589cm" svg:y2="22.971cm">
          <text:p/>
        </draw:line>
        <draw:frame draw:style-name="gr2" draw:layer="layout" svg:width="12.22cm" svg:height="0.962cm" svg:x="2.651cm" svg:y="26.019cm">
          <draw:text-box>
            <text:p>Needs testing and firmware development.</text:p>
          </draw:text-box>
        </draw:frame>
      </draw:page>
      <draw:page draw:name="page2" draw:style-name="dp1" draw:master-page-name="Default">
        <draw:frame draw:style-name="gr1" draw:text-style-name="P1" draw:layer="layout" svg:width="19.589cm" svg:height="6.153cm" svg:x="1.001cm" svg:y="3.864cm">
          <draw:image xlink:href="Pictures/100000000000046A00000163A36C2252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8-17T02:54:45</meta:creation-date>
    <dc:date>2015-08-17T03:00:07</dc:date>
    <meta:editing-duration>PT5M23S</meta:editing-duration>
    <meta:editing-cycles>1</meta:editing-cycles>
    <meta:document-statistic meta:object-count="12"/>
    <meta:generator>OpenOffice/4.0.1$Unix OpenOffice.org_project/401m5$Build-9714</meta:generator>
  </office:meta>
</office:document-meta>
</file>